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Delegate.createInstance( String implClassName , String query , String contextVar , int bounda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QueryDelegate.Query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QueryDelegate.init( String implClass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